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RAISE (40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RAISE (40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God has done (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God has done (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Lifted him out of despair (40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t his feet on solid ground (4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Given him a new song (40:3-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RAISE (40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God has done (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God desires (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40:6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40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40:7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PRAISE (40:1-10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has done (40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ires (40:6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40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AVID'S PRAISE (40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AVID'S PETITION (40:1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PETITION (40:11-17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rom his troubles (40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his enemies (40:13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40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PRAISE (40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PETITION (40:11-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0 </dc:title>
    <meta:initial-creator>David STRICKLAND</meta:initial-creator>
    <dc:creator>David STRICKLAND</dc:creator>
    <meta:creation-date>2020-02-23T23:19:00Z</meta:creation-date>
    <dc:date>2020-02-23T23:19:00Z</dc:date>
    <meta:template xlink:href="BibleStudy" xlink:type="simple"/>
    <meta:editing-cycles>1</meta:editing-cycles>
    <meta:editing-duration>PT0S</meta:editing-duration>
    <meta:document-statistic meta:paragraph-count="26" meta:word-count="156"/>
  </office:meta>
</office:document-meta>
</file>